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f6b53" officeooo:paragraph-rsid="001f6b53"/>
    </style:style>
    <style:style style:name="P2" style:family="paragraph" style:parent-style-name="Text_20_body">
      <style:paragraph-properties fo:text-align="start" style:justify-single-word="false"/>
      <style:text-properties fo:font-weight="bold" officeooo:rsid="00202dce" officeooo:paragraph-rsid="00202dce" style:font-weight-asian="bold" style:font-weight-complex="bold"/>
    </style:style>
    <style:style style:name="P3" style:family="paragraph" style:parent-style-name="Text_20_body">
      <style:paragraph-properties fo:text-align="start" style:justify-single-word="false"/>
      <style:text-properties fo:font-weight="bold" officeooo:rsid="0020c7df" officeooo:paragraph-rsid="0020c7df" style:font-weight-asian="bold" style:font-weight-complex="bold"/>
    </style:style>
    <style:style style:name="P4" style:family="paragraph" style:parent-style-name="Text_20_body">
      <style:paragraph-properties fo:text-align="start" style:justify-single-word="false"/>
      <style:text-properties fo:font-weight="bold" officeooo:rsid="0021fef7" officeooo:paragraph-rsid="0021fef7" style:font-weight-asian="bold" style:font-weight-complex="bold"/>
    </style:style>
    <style:style style:name="P5" style:family="paragraph" style:parent-style-name="Text_20_body">
      <style:paragraph-properties fo:text-align="start" style:justify-single-word="false"/>
      <style:text-properties fo:font-weight="bold" officeooo:rsid="0024668a" officeooo:paragraph-rsid="0024668a" style:font-weight-asian="bold" style:font-weight-complex="bold"/>
    </style:style>
    <style:style style:name="P6" style:family="paragraph" style:parent-style-name="Text_20_body">
      <style:paragraph-properties fo:text-align="start" style:justify-single-word="false"/>
      <style:text-properties fo:font-weight="normal" officeooo:rsid="00202dce" officeooo:paragraph-rsid="00202dce" style:font-weight-asian="normal" style:font-weight-complex="normal"/>
    </style:style>
    <style:style style:name="P7" style:family="paragraph" style:parent-style-name="Text_20_body">
      <style:paragraph-properties fo:text-align="start" style:justify-single-word="false"/>
      <style:text-properties fo:font-weight="normal" officeooo:rsid="0021fef7" officeooo:paragraph-rsid="0021fef7" style:font-weight-asian="normal" style:font-weight-complex="normal"/>
    </style:style>
    <style:style style:name="P8" style:family="paragraph" style:parent-style-name="Text_20_body">
      <style:paragraph-properties fo:text-align="start" style:justify-single-word="false"/>
      <style:text-properties fo:font-weight="normal" officeooo:rsid="0022f8a5" officeooo:paragraph-rsid="0022f8a5" style:font-weight-asian="normal" style:font-weight-complex="normal"/>
    </style:style>
    <style:style style:name="P9" style:family="paragraph" style:parent-style-name="Text_20_body">
      <style:paragraph-properties fo:text-align="start" style:justify-single-word="false"/>
      <style:text-properties fo:font-weight="normal" officeooo:rsid="0024668a" officeooo:paragraph-rsid="0024668a" style:font-weight-asian="normal" style:font-weight-complex="normal"/>
    </style:style>
    <style:style style:name="P10" style:family="paragraph" style:parent-style-name="Text_20_body">
      <style:paragraph-properties fo:text-align="start" style:justify-single-word="false"/>
      <style:text-properties fo:font-weight="normal" officeooo:rsid="00262f9a" officeooo:paragraph-rsid="00262f9a" style:font-weight-asian="normal" style:font-weight-complex="normal"/>
    </style:style>
    <style:style style:name="P11" style:family="paragraph" style:parent-style-name="Text_20_body">
      <style:paragraph-properties fo:text-align="start" style:justify-single-word="false"/>
      <style:text-properties fo:font-weight="normal" officeooo:rsid="0028580e" officeooo:paragraph-rsid="0028580e" style:font-weight-asian="normal" style:font-weight-complex="normal"/>
    </style:style>
    <style:style style:name="P12" style:family="paragraph" style:parent-style-name="Text_20_body">
      <style:paragraph-properties fo:text-align="start" style:justify-single-word="false"/>
      <style:text-properties fo:font-weight="normal" officeooo:rsid="0029af35" officeooo:paragraph-rsid="0029af35" style:font-weight-asian="normal" style:font-weight-complex="normal"/>
    </style:style>
    <style:style style:name="P13" style:family="paragraph" style:parent-style-name="Text_20_body" style:list-style-name="L1">
      <style:paragraph-properties fo:text-align="start" style:justify-single-word="false"/>
      <style:text-properties fo:font-weight="normal" officeooo:rsid="0029af35" officeooo:paragraph-rsid="0029af35" style:font-weight-asian="normal" style:font-weight-complex="normal"/>
    </style:style>
    <style:style style:name="P14" style:family="paragraph" style:parent-style-name="Text_20_body">
      <style:paragraph-properties fo:text-align="start" style:justify-single-word="false"/>
      <style:text-properties fo:font-weight="bold" officeooo:rsid="0022f8a5" officeooo:paragraph-rsid="0022f8a5" style:font-weight-asian="bold" style:font-weight-complex="bold"/>
    </style:style>
    <style:style style:name="P15" style:family="paragraph" style:parent-style-name="Text_20_body">
      <style:paragraph-properties fo:text-align="start" style:justify-single-word="false"/>
      <style:text-properties fo:font-weight="bold" officeooo:rsid="00262f9a" officeooo:paragraph-rsid="00262f9a" style:font-weight-asian="bold" style:font-weight-complex="bold"/>
    </style:style>
    <style:style style:name="P16" style:family="paragraph" style:parent-style-name="Text_20_body">
      <style:paragraph-properties fo:text-align="start" style:justify-single-word="false"/>
      <style:text-properties fo:font-weight="bold" officeooo:rsid="0029af35" officeooo:paragraph-rsid="0029af35" style:font-weight-asian="bold" style:font-weight-complex="bold"/>
    </style:style>
    <style:style style:name="P17" style:family="paragraph" style:parent-style-name="Heading_20_1">
      <style:paragraph-properties fo:text-align="center" style:justify-single-word="false"/>
      <style:text-properties officeooo:rsid="001f6b53" officeooo:paragraph-rsid="001f6b53"/>
    </style:style>
    <style:style style:name="T1" style:family="text">
      <style:text-properties officeooo:rsid="00202dce"/>
    </style:style>
    <style:style style:name="T2" style:family="text">
      <style:text-properties fo:font-weight="normal" style:font-weight-asian="normal" style:font-weight-complex="normal"/>
    </style:style>
    <style:style style:name="T3" style:family="text">
      <style:text-properties fo:font-weight="normal" officeooo:rsid="0021fef7" style:font-weight-asian="normal" style:font-weight-complex="normal"/>
    </style:style>
    <style:style style:name="T4" style:family="text">
      <style:text-properties fo:font-weight="normal" officeooo:rsid="0024668a" style:font-weight-asian="normal" style:font-weight-complex="normal"/>
    </style:style>
    <style:style style:name="T5" style:family="text">
      <style:text-properties fo:font-weight="normal" officeooo:rsid="002804ec" style:font-weight-asian="normal" style:font-weight-complex="normal"/>
    </style:style>
    <style:style style:name="T6" style:family="text">
      <style:text-properties fo:font-weight="normal" officeooo:rsid="002b1f5e" style:font-weight-asian="normal" style:font-weight-complex="normal"/>
    </style:style>
    <style:style style:name="T7" style:family="text">
      <style:text-properties officeooo:rsid="002804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ZIONE</text:h>
      <text:p text:style-name="P1">Accertamento ripetibile e irripetibile (le acquisizioni di cellulari non sempre sono ripetibili, <text:span text:style-name="T1">non si riesce ad avere una copia esatta di quello che sta dentro? Non possiamo passare dei vincoli di sicurezza che non si possono aggirare, oppure il telefono deve essere acceso e l’accensione modifica i dati</text:span>)<text:span text:style-name="T1">.</text:span></text:p>
      <text:p text:style-name="P2">DEF<text:span text:style-name="T2"> Digital Forensics</text:span></text:p>
      <text:p text:style-name="P6">L'uso di metodi scientificamente derivati e provati per la preservazione, collezione,validazione, identificazione, analisi, interpretazione, documentazione e presentazione di evidenze digitali utili per il trattamento di casi e crimini</text:p>
      <text:p text:style-name="P6">source identification, identificazione della sorgente del dato</text:p>
      <text:p text:style-name="P6">integrity verification , per vedere l'integrità dei dati acquisiti, notare se una immagine è stata modificata</text:p>
      <text:p text:style-name="P3"><text:span text:style-name="T2">durante l'analisi non sempre il consulente deve dare delle risposte certe, solitamente si danno risposte con un certo grado di confidenza</text:span><text:span text:style-name="T3">.</text:span></text:p>
      <text:p text:style-name="P7">Tipologe di reato:</text:p>
      <text:p text:style-name="P7"><text:tab/>reati tradizionali(computer come strumento)</text:p>
      <text:p text:style-name="P4"><text:span text:style-name="T2"><text:tab/>reati relativi a contenuti(distribuzione di mate</text:span><text:span text:style-name="T4">r</text:span><text:span text:style-name="T2">iale illegale o illecito, e.g. diritti di copyright)</text:span></text:p>
      <text:p text:style-name="P7"><text:tab/>reati di dannegiamento(distribuzione di virus)</text:p>
      <text:p text:style-name="P8">per youtube si usa il content id(per le aziende che vogliono controllare i video)</text:p>
      <text:p text:style-name="P8">Dati:</text:p>
      <text:p text:style-name="P8">esempio della banca dove il server deve countinuare a funzionare, dobbiamo prendere i dati che ci interessano, ovviamente non è ripetibile dato che i dati continuano a cambiare.</text:p>
      <text:p text:style-name="P14">Limiti dell'inf forense<text:span text:style-name="T2"> </text:span></text:p>
      <text:p text:style-name="P15"><text:span text:style-name="T2">L’idea è la stessa dell’investigazione forense normale, I dati, le prove non devono essere contaminate. Anche una semplice operazione di copia incolla normale cambia I dati di accesso e I metadati. Per non contaminare le prove bisogna utilizzare I giusti metodi</text:span><text:span text:style-name="T6">(write-blocker per copie di dischi fissi)</text:span></text:p>
      <text:p text:style-name="P8">facilità di alterazione dei reperti</text:p>
      <text:p text:style-name="P8">facile creazione di elementi probatori</text:p>
      <text:p text:style-name="P8">difficile riconducibilità dei reperti al vero autore</text:p>
      <text:p text:style-name="P8">necessità di trovare riscontri</text:p>
      <text:p text:style-name="P5">IMP<text:span text:style-name="T2"> Bisogna avere sempre un approccio metodologico, costruire le proprie analisi in modo formale e inattaccabile(per future visioni in aula di tribunale, dove le prove informatiche potrebbero essere analizzate e criticate), prova di resistenza giudiziaria.</text:span></text:p>
      <text:p text:style-name="P5"><text:soft-page-break/>Competenze <text:span text:style-name="T2">basate su tecnica e giurisdizione, </text:span><text:span text:style-name="T5">bisogna essere interdisciplinare, e riuscire ad equilibrare sia la parte tecnica che quella civile/penale</text:span></text:p>
      <text:p text:style-name="P9">Perizia(dispos<text:span text:style-name="T7">t</text:span>a dal giudice), consulente tecnico(disposta dalle parti)</text:p>
      <text:p text:style-name="P10">La prima fase in cui può agire il tecnico informatico è quello della individuazione dei dati e l’analisi delle possibilità dei dati(vedere se sono utili, scremare dati inutili, cosa è possibile fare dei dati…)</text:p>
      <text:p text:style-name="P10">La consulenza tecnica diventa importante quando le nostre prove e testimonianze/consulenze tecniche portano dati reali che possano influenzare realmente il reato.</text:p>
      <text:p text:style-name="P11">Non esistono manuali specifici, esistono best-practices che sono seguite dagli enti nazionali e inter, linee guida da seguire durante l’analisi informatica. Tutto deve essere fatto secondo protocolli, ma l’informatica cambia di continuo, comunque le linee guida standard vengono date dall’ISO.</text:p>
      <text:p text:style-name="P12">Polonia con la NFA come informatica forense e scientifica di massimi livelli</text:p>
      <text:p text:style-name="P12"/>
      <text:p text:style-name="P16">IL REPERTO INFORMATICO:le 5 fasi</text:p>
      <text:list xml:id="list2112660760" text:style-name="L1">
        <text:list-item>
          <text:p text:style-name="P13">identificazione</text:p>
        </text:list-item>
        <text:list-item>
          <text:p text:style-name="P13">acquisizione</text:p>
        </text:list-item>
        <text:list-item>
          <text:p text:style-name="P13">analisi</text:p>
        </text:list-item>
        <text:list-item>
          <text:p text:style-name="P13">valutazione</text:p>
        </text:list-item>
        <text:list-item>
          <text:p text:style-name="P13">presentazione</text:p>
        </text:list-item>
      </text:list>
      <text:p text:style-name="P12">Sono le 5 fasi con cui si sintetizza il lavoro del consulente informatic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09:20:25.152942829</meta:creation-date>
    <dc:date>2020-03-06T21:10:53.297147417</dc:date>
    <meta:editing-duration>PT1H6M50S</meta:editing-duration>
    <meta:editing-cycles>3</meta:editing-cycles>
    <meta:generator>LibreOffice/6.0.7.3$Linux_X86_64 LibreOffice_project/00m0$Build-3</meta:generator>
    <meta:document-statistic meta:table-count="0" meta:image-count="0" meta:object-count="0" meta:page-count="2" meta:paragraph-count="34" meta:word-count="459" meta:character-count="3226" meta:non-whitespace-character-count="2802"/>
  </office:meta>
</office:document-meta>
</file>